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8pt" fo:font-weight="bold" officeooo:rsid="000ef296" officeooo:paragraph-rsid="000ef296" style:font-size-asian="15.75pt" style:font-weight-asian="bold" style:font-size-complex="18pt" style:font-weight-complex="bold"/>
    </style:style>
    <style:style style:name="P2" style:family="paragraph" style:parent-style-name="Standard">
      <style:text-properties officeooo:rsid="0010f642" officeooo:paragraph-rsid="0010f642"/>
    </style:style>
    <style:style style:name="P3" style:family="paragraph" style:parent-style-name="Standard">
      <style:text-properties officeooo:rsid="0010f642" officeooo:paragraph-rsid="0010f642"/>
    </style:style>
    <style:style style:name="P4" style:family="paragraph" style:parent-style-name="Standard">
      <style:text-properties officeooo:rsid="00124a1c" officeooo:paragraph-rsid="00124a1c"/>
    </style:style>
    <style:style style:name="T1" style:family="text">
      <style:text-properties officeooo:rsid="0011bcce"/>
    </style:style>
    <style:style style:name="T2" style:family="text">
      <style:text-properties officeooo:rsid="00124a1c"/>
    </style:style>
    <style:style style:name="T3" style:family="text">
      <style:text-properties officeooo:rsid="0013f9d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 Sae 1.02</text:p>
      <text:p text:style-name="Standard"/>
      <text:p text:style-name="Standard"/>
      <text:p text:style-name="P2">Le programme a pour but <text:s/>d’attribuer <text:span text:style-name="T3">à</text:span> des futur locataire<text:span text:style-name="T3">s</text:span>, un logement sociale HLM,</text:p>
      <text:p text:style-name="P2">Pour cela, notre projet se divisera en 3 parties : </text:p>
      <text:p text:style-name="P2"><text:tab/>→ Logement : </text:p>
      <text:p text:style-name="P2"><text:tab/>Cette partie du programme va permettre d’avoir toute les informations nécessaire sur <text:s/>les logements proposé par la société HLM. Comme informations, nous attribuons un numéro de logement, puis nous définissons le type du logement de T1 à T5. Nous indiquerons également le nombre de chambre du bien, sa superficie et le prix du logement mensuel. Et pour finir, on indique également si le logement est disponible ou non, et si il n’est pas disponible, depuis quand le logement est loué.</text:p>
      <text:p text:style-name="P2"/>
      <text:p text:style-name="P2"><text:tab/>→Locataire : </text:p>
      <text:p text:style-name="P2"><text:tab/>Cette partie du programme va permettre d’avoir les informations des locataire HLM. Pour cela, nous attribuons a chaque locataire, un numéro de locataire, avec son nom, prénom et sa nationalité. On supposera que les locataire de nationalité étrangères ont tous <text:span text:style-name="T1">une carte de séjour en cours de validité. </text:span><text:s/><text:span text:style-name="T2">En fonction des nombre de personne à charge, le plafond du locataire est définie. Il est aussi indiqué son revenu annuel, le numéro du logement qui lui est attribué ainsi que son prix,</text:span></text:p>
      <text:p text:style-name="P4">Ensuite nous avons le nombre de numéro de téléphone enregistrer pour le locataire avec son libelle et le numéro de téléphone correspondant ( il y a autant de libelle et de n°téléphone que de nombre de numéro de téléphone indiquer précédemment). Et enfin la date d'attribution du logement au locataire.</text:p>
      <text:p text:style-name="P4"/>
      <text:p text:style-name="P4"><text:tab/>→ Demandeur : </text:p>
      <text:p text:style-name="P4">Cette partie du programme va permettre d’enregistrer une demandes de logements HLM. Pour cela, nous <text:span text:style-name="T3">attribuons un numéro de demandes, puis nous demandes la situations dans laquelle il se trouve pour déterminer le nombre de points à lui attribué. Ensuite, nous lui demandons son nom, son prénom, sa nationalité (si il vient de l’étranger, vérifié si il a bien une carte de séjour valide) et le nombre de personne à charge. En cas de bonne nouvelles ou pour quelconques renseignement supplémentaire, il est exigé de renseigner au moins un numéro de téléphone. Et enfin, une fois le dossier créé, une date est attribué au dossier (attention, au bout d’un an, le dossier sera automatiquement supprim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14T16:32:06.308665075</meta:creation-date>
    <dc:date>2022-01-15T00:00:52.056635783</dc:date>
    <meta:editing-duration>PT4H48M41S</meta:editing-duration>
    <meta:editing-cycles>2</meta:editing-cycles>
    <meta:generator>LibreOffice/6.1.5.2$Linux_X86_64 LibreOffice_project/10$Build-2</meta:generator>
    <meta:document-statistic meta:table-count="0" meta:image-count="0" meta:object-count="0" meta:page-count="1" meta:paragraph-count="10" meta:word-count="362" meta:character-count="2174" meta:non-whitespace-character-count="1810"/>
  </office:meta>
</office:document-meta>
</file>